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56cm"/>
    </style:style>
    <style:style style:name="co2" style:family="table-column">
      <style:table-column-properties fo:break-before="auto" style:column-width="7.026cm"/>
    </style:style>
    <style:style style:name="co3" style:family="table-column">
      <style:table-column-properties fo:break-before="auto" style:column-width="25.991cm"/>
    </style:style>
    <style:style style:name="co4" style:family="table-column">
      <style:table-column-properties fo:break-before="auto" style:column-width="2.252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416cm"/>
    </style:style>
    <style:style style:name="co7" style:family="table-column">
      <style:table-column-properties fo:break-before="auto" style:column-width="1.261cm"/>
    </style:style>
    <style:style style:name="co8" style:family="table-column">
      <style:table-column-properties fo:break-before="auto" style:column-width="1.577cm"/>
    </style:style>
    <style:style style:name="co9" style:family="table-column">
      <style:table-column-properties fo:break-before="auto" style:column-width="2.028cm"/>
    </style:style>
    <style:style style:name="co10" style:family="table-column">
      <style:table-column-properties fo:break-before="auto" style:column-width="2.034cm"/>
    </style:style>
    <style:style style:name="co11" style:family="table-column">
      <style:table-column-properties fo:break-before="auto" style:column-width="3.387cm"/>
    </style:style>
    <style:style style:name="co12" style:family="table-column">
      <style:table-column-properties fo:break-before="auto" style:column-width="1.937cm"/>
    </style:style>
    <style:style style:name="co13" style:family="table-column">
      <style:table-column-properties fo:break-before="auto" style:column-width="0.938cm"/>
    </style:style>
    <style:style style:name="co14" style:family="table-column">
      <style:table-column-properties fo:break-before="auto" style:column-width="0.714cm"/>
    </style:style>
    <style:style style:name="co15" style:family="table-column">
      <style:table-column-properties fo:break-before="auto" style:column-width="0.81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0.907cm"/>
    </style:style>
    <style:style style:name="co18" style:family="table-column">
      <style:table-column-properties fo:break-before="auto" style:column-width="1.229cm"/>
    </style:style>
    <style:style style:name="co19" style:family="table-column">
      <style:table-column-properties fo:break-before="auto" style:column-width="0.52cm"/>
    </style:style>
    <style:style style:name="co20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1.579cm"/>
    </style:style>
    <style:style style:name="co23" style:family="table-column">
      <style:table-column-properties fo:break-before="auto" style:column-width="1.688cm"/>
    </style:style>
    <style:style style:name="co24" style:family="table-column">
      <style:table-column-properties fo:break-before="auto" style:column-width="1.662cm"/>
    </style:style>
    <style:style style:name="co25" style:family="table-column">
      <style:table-column-properties fo:break-before="auto" style:column-width="5.066cm"/>
    </style:style>
    <style:style style:name="co26" style:family="table-column">
      <style:table-column-properties fo:break-before="auto" style:column-width="4.9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99"/>
    </style:style>
    <style:style style:name="ce15" style:family="table-cell" style:parent-style-name="Default" style:data-style-name="N119"/>
    <style:style style:name="ce16" style:family="table-cell" style:parent-style-name="Default" style:data-style-name="N119">
      <style:table-cell-properties fo:background-color="#ffff99"/>
    </style:style>
    <style:style style:name="ce17" style:family="table-cell" style:parent-style-name="Default" style:data-style-name="N2"/>
    <style:style style:name="ce18" style:family="table-cell" style:parent-style-name="Default" style:data-style-name="N2">
      <style:table-cell-properties fo:background-color="#ffff99"/>
    </style:style>
    <style:style style:name="ce6" style:family="table-cell" style:parent-style-name="Default">
      <style:table-cell-properties fo:background-color="#ffff99"/>
    </style:style>
    <style:style style:name="ce7" style:family="table-cell" style:parent-style-name="Default" style:data-style-name="N119"/>
    <style:style style:name="ce8" style:family="table-cell" style:parent-style-name="Default" style:data-style-name="N119">
      <style:table-cell-properties fo:background-color="#ffff99"/>
    </style:style>
    <style:style style:name="ce9" style:family="table-cell" style:parent-style-name="Default" style:data-style-name="N2"/>
    <style:style style:name="ce19" style:family="table-cell" style:parent-style-name="Default" style:data-style-name="N2">
      <style:table-cell-properties fo:background-color="#ffff99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20"/>
    <style:style style:name="ce13" style:family="table-cell" style:parent-style-name="Default" style:data-style-name="N120">
      <style:table-cell-properties style:text-align-source="value-type" style:repeat-content="false"/>
      <style:paragraph-properties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number-columns-repeated="2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7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number-columns-repeated="996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Env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wards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cc%</text:p>
          </table:table-cell>
          <table:table-cell office:value-type="string" calcext:value-type="string">
            <text:p>Prec%</text:p>
          </table:table-cell>
          <table:table-cell office:value-type="string" calcext:value-type="string">
            <text:p>Rec%</text:p>
          </table:table-cell>
          <table:table-cell office:value-type="string" calcext:value-type="string">
            <text:p>-Rec%</text:p>
          </table:table-cell>
          <table:table-cell office:value-type="string" calcext:value-type="string">
            <text:p>AvgStreak</text:p>
          </table:table-cell>
          <table:table-cell office:value-type="string" calcext:value-type="string">
            <text:p>MaxStreak</text:p>
          </table:table-cell>
          <table:table-cell office:value-type="string" calcext:value-type="string">
            <text:p>Totals</text:p>
          </table:table-cell>
          <table:table-cell office:value-type="string" calcext:value-type="string">
            <text:p>Multipliers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ata_2017_to_2023vs2024_only_price_percent_only_price_percent_day_of_week_none_1m]15m_15m]1h]1d_1m]15m_15m]1h]1d_32_0~005_2</text:p>
          </table:table-cell>
          <table:table-cell office:value-type="string" calcext:value-type="string">
            <text:p>dip_predict_1~0_0_-0~1%_TP0_TR0_SL0</text:p>
          </table:table-cell>
          <table:table-cell office:value-type="string" calcext:value-type="string">
            <text:p>rl_reppo-custom_dip_0~0001_20000_512_1000000_0~99_RMSprop_CELU_512]64_Batcd-weigm-actin-Dropt-weigm-Dropt-actin-weigm_1_1733701603~484565</text:p>
          </table:table-cell>
          <table:table-cell office:value-type="float" office:value="-679.399999999944" calcext:value-type="float">
            <text:p>-679.4</text:p>
          </table:table-cell>
          <table:table-cell office:value-type="float" office:value="0.0152788388082506" calcext:value-type="float">
            <text:p>0.02</text:p>
          </table:table-cell>
          <table:table-cell office:value-type="float" office:value="0.550976011288805" calcext:value-type="float">
            <text:p>0.55</text:p>
          </table:table-cell>
          <table:table-cell office:value-type="float" office:value="0.00788022064617809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0.85195202257761" calcext:value-type="float">
            <text:p>0.85</text:p>
          </table:table-cell>
          <table:table-cell office:value-type="float" office:value="5.62839410395656" calcext:value-type="float">
            <text:p>5.6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[10/40]-[1259/8504]</text:p>
          </table:table-cell>
          <table:table-cell office:value-type="float" office:value="0.1" calcext:value-type="float">
            <text:p>0.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  <table:table-cell office:value-type="float" office:value="-1.1" calcext:value-type="float">
            <text:p>-1.1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data_2017_to_2023vs2024_only_price_percent_only_price_percent_day_of_week_none_1m]15m_15m]1h]1d_1m]15m_15m]1h]1d_32_0~005_2</text:p>
          </table:table-cell>
          <table:table-cell table:style-name="ce6" office:value-type="string" calcext:value-type="string">
            <text:p>dip_predict_1~0_0_-0~1%_TP0_TR0_SL0</text:p>
          </table:table-cell>
          <table:table-cell table:style-name="ce6" office:value-type="string" calcext:value-type="string">
            <text:p>rl_reppo-custom_dip_0~0001_20000_512_1000000_0~99_RMSprop_CELU_512]64_Batcd-weigm-actin-Dropt-weigm-Dropt-actin-weigm_1_1733717650~8319</text:p>
          </table:table-cell>
          <table:table-cell table:style-name="ce8" office:value-type="float" office:value="-240.199999999999" calcext:value-type="float">
            <text:p>-240.2</text:p>
          </table:table-cell>
          <table:table-cell table:style-name="ce19" office:value-type="float" office:value="0.025974025974026" calcext:value-type="float">
            <text:p>0.03</text:p>
          </table:table-cell>
          <table:table-cell table:style-name="ce19" office:value-type="float" office:value="0.526446378174976" calcext:value-type="float">
            <text:p>0.53</text:p>
          </table:table-cell>
          <table:table-cell table:style-name="ce19" office:value-type="float" office:value="0.0157068062827225" calcext:value-type="float">
            <text:p>0.02</text:p>
          </table:table-cell>
          <table:table-cell table:style-name="ce19" office:value-type="float" office:value="0.075" calcext:value-type="float">
            <text:p>0.08</text:p>
          </table:table-cell>
          <table:table-cell table:style-name="ce19" office:value-type="float" office:value="0.977892756349953" calcext:value-type="float">
            <text:p>0.98</text:p>
          </table:table-cell>
          <table:table-cell table:style-name="ce8" office:value-type="float" office:value="0.0132743362831858" calcext:value-type="float">
            <text:p>0.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[3/40]-[188/8504]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.2" calcext:value-type="float">
            <text:p>1.2</text:p>
          </table:table-cell>
          <table:table-cell table:style-name="ce6" office:value-type="float" office:value="-1.1" calcext:value-type="float">
            <text:p>-1.1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data_2017_to_2023vs2024_only_price_percent_only_price_percent_day_of_week_none_1m]15m_15m]1h]1d_1m]15m_15m]1h]1d_32_0~005_2</text:p>
          </table:table-cell>
          <table:table-cell table:style-name="ce6" office:value-type="string" calcext:value-type="string">
            <text:p>dip_predict_1~0_0_-0~1%_TP0_TR0_SL0</text:p>
          </table:table-cell>
          <table:table-cell table:style-name="ce6" office:value-type="string" calcext:value-type="string">
            <text:p>rl_reppo-custom_dip_0~0001_20000_512_1000000_0~99_RMSprop_CELU_512]64_Batcd-weigm-actin-Dropt-weigm-Dropt-actin-weigm_1_1733721671~2638788</text:p>
          </table:table-cell>
          <table:table-cell table:style-name="ce8" office:value-type="float" office:value="-141.5" calcext:value-type="float">
            <text:p>-141.5</text:p>
          </table:table-cell>
          <table:table-cell table:style-name="ce19" office:value-type="float" office:value="0.0425531914893617" calcext:value-type="float">
            <text:p>0.04</text:p>
          </table:table-cell>
          <table:table-cell table:style-name="ce19" office:value-type="float" office:value="0.531738005644403" calcext:value-type="float">
            <text:p>0.53</text:p>
          </table:table-cell>
          <table:table-cell table:style-name="ce19" office:value-type="float" office:value="0.0297029702970297" calcext:value-type="float">
            <text:p>0.03</text:p>
          </table:table-cell>
          <table:table-cell table:style-name="ce19" office:value-type="float" office:value="0.075" calcext:value-type="float">
            <text:p>0.08</text:p>
          </table:table-cell>
          <table:table-cell table:style-name="ce19" office:value-type="float" office:value="0.988476011288805" calcext:value-type="float">
            <text:p>0.99</text:p>
          </table:table-cell>
          <table:table-cell table:style-name="ce8" office:value-type="float" office:value="0.0220588235294118" calcext:value-type="float">
            <text:p>0.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[3/40]-[98/8504]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.1" calcext:value-type="float">
            <text:p>1.1</text:p>
          </table:table-cell>
          <table:table-cell table:style-name="ce6" office:value-type="float" office:value="-1.1" calcext:value-type="float">
            <text:p>-1.1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996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21" table:number-columns-repeated="2" table:default-cell-style-name="Default"/>
        <table:table-column table:style-name="co21" table:default-cell-style-name="ce10"/>
        <table:table-column table:style-name="co22" table:default-cell-style-name="ce11"/>
        <table:table-column table:style-name="co23" table:default-cell-style-name="ce11"/>
        <table:table-column table:style-name="co6" table:default-cell-style-name="ce12"/>
        <table:table-column table:style-name="co24" table:default-cell-style-name="ce12"/>
        <table:table-column table:style-name="co21" table:default-cell-style-name="Default"/>
        <table:table-column table:style-name="co21" table:default-cell-style-name="ce12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10m</text:p>
          </table:table-cell>
          <table:table-cell table:number-columns-repeated="10"/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string" calcext:value-type="string">
            <text:p>20m</text:p>
          </table:table-cell>
          <table:table-cell table:number-columns-repeated="10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30m</text:p>
          </table:table-cell>
          <table:table-cell table:number-columns-repeated="10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string" calcext:value-type="string">
            <text:p>1h</text:p>
          </table:table-cell>
          <table:table-cell table:number-columns-repeated="10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4h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ratio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dips</text:p>
          </table:table-cell>
          <table:table-cell office:value-type="string" calcext:value-type="string">
            <text:p>non-dips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Year</text:p>
          </table:table-cell>
          <table:table-cell office:value-type="string" calcext:value-type="string">
            <text:p>reward_multiplier_combo_buy</text:p>
          </table:table-cell>
          <table:table-cell office:value-type="string" calcext:value-type="string">
            <text:p>layers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 table:style-name="Default" office:value-type="string" calcext:value-type="string">
            <text:p>20m</text:p>
          </table:table-cell>
          <table:table-cell office:value-type="float" office:value="44364" calcext:value-type="float">
            <text:p>44364</text:p>
          </table:table-cell>
          <table:table-cell office:value-type="float" office:value="83796" calcext:value-type="float">
            <text:p>837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delit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0m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114" calcext:value-type="float">
            <text:p>114</text:p>
          </table:table-cell>
          <table:table-cell table:formula="of:=2*([.D14]/([.D14]+[.E14]))*([.D14]/[.$D$11])/(([.D14]/([.D14]+[.E14])) + ([.D14]/[.$D$11]))" office:value-type="float" office:value="0.00394919894089665" calcext:value-type="float">
            <text:p>0.004</text:p>
          </table:table-cell>
          <table:table-cell table:formula="of:=[.D14]/([.E14]+1)" office:value-type="float" office:value="0.765217391304348" calcext:value-type="float">
            <text:p>0.765</text:p>
          </table:table-cell>
          <table:table-cell/>
          <table:table-cell table:style-name="ce13" table:formula="of:=[.F14]*[.G14]*[.G14]" office:value-type="float" office:value="0.00231248367472995" calcext:value-type="float">
            <text:p>0.002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0m", "1h", "1d"]</text:p>
          </table:table-cell>
        </table:table-row>
        <table:table-row table:style-name="ro1">
          <table:table-cell table:number-columns-repeated="3"/>
          <table:table-cell office:value-type="float" office:value="11954" calcext:value-type="float">
            <text:p>11954</text:p>
          </table:table-cell>
          <table:table-cell office:value-type="float" office:value="16013" calcext:value-type="float">
            <text:p>16013</text:p>
          </table:table-cell>
          <table:table-cell table:formula="of:=2*([.D15]/([.D15]+[.E15]))*([.D15]/[.$D$11])/(([.D15]/([.D15]+[.E15])) + ([.D15]/[.$D$11]))" office:value-type="float" office:value="0.330536008073993" calcext:value-type="float">
            <text:p>0.331</text:p>
          </table:table-cell>
          <table:table-cell table:formula="of:=[.D15]/([.E15]+1)" office:value-type="float" office:value="0.7464718371425" calcext:value-type="float">
            <text:p>0.746</text:p>
          </table:table-cell>
          <table:table-cell/>
          <table:table-cell table:style-name="ce13" table:formula="of:=[.F15]*[.G15]*[.G15]" office:value-type="float" office:value="0.184181341731624" calcext:value-type="float">
            <text:p>0.184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"10m", "1h", "1d"]</text:p>
          </table:table-cell>
        </table:table-row>
        <table:table-row table:style-name="ro1"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55" calcext:value-type="float">
            <text:p>55</text:p>
          </table:table-cell>
          <table:table-cell table:formula="of:=2*([.D16]/([.D16]+[.E16]))*([.D16]/[.$D$11])/(([.D16]/([.D16]+[.E16])) + ([.D16]/[.$D$11]))" office:value-type="float" office:value="0.00547809883029119" calcext:value-type="float">
            <text:p>0.005</text:p>
          </table:table-cell>
          <table:table-cell table:formula="of:=[.D16]/([.E16]+1)" office:value-type="float" office:value="2.17857142857143" calcext:value-type="float">
            <text:p>2.179</text:p>
          </table:table-cell>
          <table:table-cell/>
          <table:table-cell table:style-name="ce13" table:formula="of:=[.F16]*[.G16]*[.G16]" office:value-type="float" office:value="0.0260000073310121" calcext:value-type="float">
            <text:p>0.026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0m", "1h", "1d"]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float" office:value="23516" calcext:value-type="float">
            <text:p>23516</text:p>
          </table:table-cell>
          <table:table-cell office:value-type="float" office:value="32431" calcext:value-type="float">
            <text:p>32431</text:p>
          </table:table-cell>
          <table:table-cell table:formula="of:=2*([.D17]/([.D17]+[.E17]))*([.D17]/[.$D$11])/(([.D17]/([.D17]+[.E17])) + ([.D17]/[.$D$11]))" office:value-type="float" office:value="0.4688618396786" calcext:value-type="float">
            <text:p>0.469</text:p>
          </table:table-cell>
          <table:table-cell table:formula="of:=[.D17]/([.E17]+1)" office:value-type="float" office:value="0.72508633448446" calcext:value-type="float">
            <text:p>0.725</text:p>
          </table:table-cell>
          <table:table-cell/>
          <table:table-cell table:style-name="ce13" table:formula="of:=[.F17]*[.G17]*[.G17]" office:value-type="float" office:value="0.246504202446349" calcext:value-type="float">
            <text:p>0.247</text:p>
          </table:table-cell>
          <table:table-cell office:value-type="float" office:value="2021" calcext:value-type="float">
            <text:p>20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"10m", "1h", "1d"]</text:p>
          </table:table-cell>
        </table:table-row>
        <table:table-row table:style-name="ro1">
          <table:table-cell table:number-columns-repeated="3"/>
          <table:table-cell office:value-type="float" office:value="19740" calcext:value-type="float">
            <text:p>19740</text:p>
          </table:table-cell>
          <table:table-cell office:value-type="float" office:value="26765" calcext:value-type="float">
            <text:p>26765</text:p>
          </table:table-cell>
          <table:table-cell table:formula="of:=2*([.D18]/([.D18]+[.E18]))*([.D18]/[.$D$11])/(([.D18]/([.D18]+[.E18])) + ([.D18]/[.$D$11]))" office:value-type="float" office:value="0.434471601976472" calcext:value-type="float">
            <text:p>0.434</text:p>
          </table:table-cell>
          <table:table-cell table:formula="of:=[.D18]/([.E18]+1)" office:value-type="float" office:value="0.737502802062318" calcext:value-type="float">
            <text:p>0.738</text:p>
          </table:table-cell>
          <table:table-cell/>
          <table:table-cell table:style-name="ce13" table:formula="of:=[.F18]*[.G18]*[.G18]" office:value-type="float" office:value="0.23631361545527" calcext:value-type="float">
            <text:p>0.236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0m", "1h", "1d"]</text:p>
          </table:table-cell>
        </table:table-row>
        <table:table-row table:style-name="ro1">
          <table:table-cell table:number-columns-repeated="3"/>
          <table:table-cell office:value-type="float" office:value="272" calcext:value-type="float">
            <text:p>272</text:p>
          </table:table-cell>
          <table:table-cell office:value-type="float" office:value="330" calcext:value-type="float">
            <text:p>330</text:p>
          </table:table-cell>
          <table:table-cell table:formula="of:=2*([.D19]/([.D19]+[.E19]))*([.D19]/[.$D$11])/(([.D19]/([.D19]+[.E19])) + ([.D19]/[.$D$11]))" office:value-type="float" office:value="0.0120980296223814" calcext:value-type="float">
            <text:p>0.012</text:p>
          </table:table-cell>
          <table:table-cell table:formula="of:=[.D19]/([.E19]+1)" office:value-type="float" office:value="0.821752265861027" calcext:value-type="float">
            <text:p>0.822</text:p>
          </table:table-cell>
          <table:table-cell/>
          <table:table-cell table:style-name="ce13" table:formula="of:=[.F19]*[.G19]*[.G19]" office:value-type="float" office:value="0.00816951856575116" calcext:value-type="float">
            <text:p>0.008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0m", "1h", "1d"]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table:formula="of:=2*([.D20]/([.D20]+[.E20]))*([.D20]/[.$D$11])/(([.D20]/([.D20]+[.E20])) + ([.D20]/[.$D$11]))" office:value-type="float" office:value="0.00207095263821358" calcext:value-type="float">
            <text:p>0.002</text:p>
          </table:table-cell>
          <table:table-cell table:formula="of:=[.D20]/([.E20]+1)" office:value-type="float" office:value="3.06666666666667" calcext:value-type="float">
            <text:p>3.067</text:p>
          </table:table-cell>
          <table:table-cell/>
          <table:table-cell table:style-name="ce13" table:formula="of:=[.F20]*[.G20]*[.G20]" office:value-type="float" office:value="0.0194761590331553" calcext:value-type="float">
            <text:p>0.019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0m", "1h", "1d"]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5m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3522" calcext:value-type="float">
            <text:p>3522</text:p>
          </table:table-cell>
          <table:table-cell office:value-type="float" office:value="3645" calcext:value-type="float">
            <text:p>3645</text:p>
          </table:table-cell>
          <table:table-cell table:formula="of:=2*([.D23]/([.D23]+[.E23]))*([.D23]/[.$D$11])/(([.D23]/([.D23]+[.E23])) + ([.D23]/[.$D$11]))" office:value-type="float" office:value="0.136694416952902" calcext:value-type="float">
            <text:p>0.137</text:p>
          </table:table-cell>
          <table:table-cell table:formula="of:=[.D23]/([.E23]+1)" office:value-type="float" office:value="0.965990126165661" calcext:value-type="float">
            <text:p>0.966</text:p>
          </table:table-cell>
          <table:table-cell/>
          <table:table-cell table:style-name="ce13" table:formula="of:=[.F23]*[.G23]*[.G23]" office:value-type="float" office:value="0.127554607742839" calcext:value-type="float">
            <text:p>0.128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"5m", "1h", "1d"]</text:p>
          </table:table-cell>
        </table:table-row>
        <table:table-row table:style-name="ro1">
          <table:table-cell table:number-columns-repeated="3"/>
          <table:table-cell office:value-type="float" office:value="19172" calcext:value-type="float">
            <text:p>19172</text:p>
          </table:table-cell>
          <table:table-cell office:value-type="float" office:value="23649" calcext:value-type="float">
            <text:p>23649</text:p>
          </table:table-cell>
          <table:table-cell table:formula="of:=2*([.D24]/([.D24]+[.E24]))*([.D24]/[.$D$11])/(([.D24]/([.D24]+[.E24])) + ([.D24]/[.$D$11]))" office:value-type="float" office:value="0.439800424384929" calcext:value-type="float">
            <text:p>0.440</text:p>
          </table:table-cell>
          <table:table-cell table:formula="of:=[.D24]/([.E24]+1)" office:value-type="float" office:value="0.810655391120507" calcext:value-type="float">
            <text:p>0.811</text:p>
          </table:table-cell>
          <table:table-cell/>
          <table:table-cell table:style-name="ce13" table:formula="of:=[.F24]*[.G24]*[.G24]" office:value-type="float" office:value="0.289020198244294" calcext:value-type="float">
            <text:p>0.289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m", "15m", "1h", "1d"]</text:p>
          </table:table-cell>
        </table:table-row>
        <table:table-row table:style-name="ro1">
          <table:table-cell table:number-columns-repeated="3"/>
          <table:table-cell office:value-type="float" office:value="14090" calcext:value-type="float">
            <text:p>14090</text:p>
          </table:table-cell>
          <table:table-cell office:value-type="float" office:value="17006" calcext:value-type="float">
            <text:p>17006</text:p>
          </table:table-cell>
          <table:table-cell table:formula="of:=2*([.D25]/([.D25]+[.E25]))*([.D25]/[.$D$11])/(([.D25]/([.D25]+[.E25])) + ([.D25]/[.$D$11]))" office:value-type="float" office:value="0.373442883646965" calcext:value-type="float">
            <text:p>0.373</text:p>
          </table:table-cell>
          <table:table-cell table:formula="of:=[.D25]/([.E25]+1)" office:value-type="float" office:value="0.828482389604281" calcext:value-type="float">
            <text:p>0.828</text:p>
          </table:table-cell>
          <table:table-cell/>
          <table:table-cell table:style-name="ce13" table:formula="of:=[.F25]*[.G25]*[.G25]" office:value-type="float" office:value="0.256324872904094" calcext:value-type="float">
            <text:p>0.256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"5m", "15m", "1h", "4h", "1d"]</text:p>
          </table:table-cell>
        </table:table-row>
        <table:table-row table:style-name="ro1">
          <table:table-cell table:number-columns-repeated="3"/>
          <table:table-cell office:value-type="float" office:value="23073" calcext:value-type="float">
            <text:p>23073</text:p>
          </table:table-cell>
          <table:table-cell office:value-type="float" office:value="32315" calcext:value-type="float">
            <text:p>32315</text:p>
          </table:table-cell>
          <table:table-cell table:formula="of:=2*([.D26]/([.D26]+[.E26]))*([.D26]/[.$D$11])/(([.D26]/([.D26]+[.E26])) + ([.D26]/[.$D$11]))" office:value-type="float" office:value="0.462607266019729" calcext:value-type="float">
            <text:p>0.463</text:p>
          </table:table-cell>
          <table:table-cell table:formula="of:=[.D26]/([.E26]+1)" office:value-type="float" office:value="0.71398069067954" calcext:value-type="float">
            <text:p>0.714</text:p>
          </table:table-cell>
          <table:table-cell/>
          <table:table-cell table:style-name="ce13" table:formula="of:=[.F26]*[.G26]*[.G26]" office:value-type="float" office:value="0.235822578161857" calcext:value-type="float">
            <text:p>0.236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m", "15m", "1h", "4h", "1d"]</text:p>
          </table:table-cell>
        </table:table-row>
        <table:table-row table:style-name="ro1">
          <table:table-cell table:number-columns-repeated="3"/>
          <table:table-cell office:value-type="float" office:value="15332" calcext:value-type="float">
            <text:p>15332</text:p>
          </table:table-cell>
          <table:table-cell office:value-type="float" office:value="19635" calcext:value-type="float">
            <text:p>19635</text:p>
          </table:table-cell>
          <table:table-cell table:formula="of:=2*([.D27]/([.D27]+[.E27]))*([.D27]/[.$D$11])/(([.D27]/([.D27]+[.E27])) + ([.D27]/[.$D$11]))" office:value-type="float" office:value="0.386532377002685" calcext:value-type="float">
            <text:p>0.387</text:p>
          </table:table-cell>
          <table:table-cell table:formula="of:=[.D27]/([.E27]+1)" office:value-type="float" office:value="0.780810755754736" calcext:value-type="float">
            <text:p>0.781</text:p>
          </table:table-cell>
          <table:table-cell/>
          <table:table-cell table:style-name="ce13" table:formula="of:=[.F27]*[.G27]*[.G27]" office:value-type="float" office:value="0.2356554302703" calcext:value-type="float">
            <text:p>0.236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m", "1h", "1d"]</text:p>
          </table:table-cell>
        </table:table-row>
        <table:table-row table:style-name="ro1">
          <table:table-cell table:number-columns-repeated="3"/>
          <table:table-cell office:value-type="float" office:value="5094" calcext:value-type="float">
            <text:p>5094</text:p>
          </table:table-cell>
          <table:table-cell office:value-type="float" office:value="5121" calcext:value-type="float">
            <text:p>5121</text:p>
          </table:table-cell>
          <table:table-cell table:formula="of:=2*([.D28]/([.D28]+[.E28]))*([.D28]/[.$D$11])/(([.D28]/([.D28]+[.E28])) + ([.D28]/[.$D$11]))" office:value-type="float" office:value="0.186665200901446" calcext:value-type="float">
            <text:p>0.187</text:p>
          </table:table-cell>
          <table:table-cell table:formula="of:=[.D28]/([.E28]+1)" office:value-type="float" office:value="0.99453338539633" calcext:value-type="float">
            <text:p>0.995</text:p>
          </table:table-cell>
          <table:table-cell/>
          <table:table-cell table:style-name="ce13" table:formula="of:=[.F28]*[.G28]*[.G28]" office:value-type="float" office:value="0.184629925754528" calcext:value-type="float">
            <text:p>0.185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m", "1h", "1d"]</text:p>
          </table:table-cell>
        </table:table-row>
        <table:table-row table:style-name="ro1">
          <table:table-cell table:number-columns-repeated="3"/>
          <table:table-cell office:value-type="float" office:value="2117" calcext:value-type="float">
            <text:p>2117</text:p>
          </table:table-cell>
          <table:table-cell office:value-type="float" office:value="2239" calcext:value-type="float">
            <text:p>2239</text:p>
          </table:table-cell>
          <table:table-cell table:formula="of:=2*([.D29]/([.D29]+[.E29]))*([.D29]/[.$D$11])/(([.D29]/([.D29]+[.E29])) + ([.D29]/[.$D$11]))" office:value-type="float" office:value="0.0869047619047619" calcext:value-type="float">
            <text:p>0.087</text:p>
          </table:table-cell>
          <table:table-cell table:formula="of:=[.D29]/([.E29]+1)" office:value-type="float" office:value="0.945089285714286" calcext:value-type="float">
            <text:p>0.945</text:p>
          </table:table-cell>
          <table:table-cell/>
          <table:table-cell table:style-name="ce13" table:formula="of:=[.F29]*[.G29]*[.G29]" office:value-type="float" office:value="0.0776227908713709" calcext:value-type="float">
            <text:p>0.078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m", "15m", "1h", "4h", "1d"]</text:p>
          </table:table-cell>
        </table:table-row>
        <table:table-row table:style-name="ro1">
          <table:table-cell table:number-columns-repeated="3"/>
          <table:table-cell office:value-type="float" office:value="8181" calcext:value-type="float">
            <text:p>8181</text:p>
          </table:table-cell>
          <table:table-cell office:value-type="float" office:value="11705" calcext:value-type="float">
            <text:p>11705</text:p>
          </table:table-cell>
          <table:table-cell table:formula="of:=2*([.D30]/([.D30]+[.E30]))*([.D30]/[.$D$11])/(([.D30]/([.D30]+[.E30])) + ([.D30]/[.$D$11]))" office:value-type="float" office:value="0.254661478599222" calcext:value-type="float">
            <text:p>0.255</text:p>
          </table:table-cell>
          <table:table-cell table:formula="of:=[.D30]/([.E30]+1)" office:value-type="float" office:value="0.698872373141979" calcext:value-type="float">
            <text:p>0.699</text:p>
          </table:table-cell>
          <table:table-cell/>
          <table:table-cell table:style-name="ce13" table:formula="of:=[.F30]*[.G30]*[.G30]" office:value-type="float" office:value="0.124382419954308" calcext:value-type="float">
            <text:p>0.12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m", "1h", "1d"]</text:p>
          </table:table-cell>
        </table:table-row>
        <table:table-row table:style-name="ro1" table:number-rows-repeated="104854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_2" table:style-name="ta1">
        <table:table-column table:style-name="co21" table:number-columns-repeated="2" table:default-cell-style-name="Default"/>
        <table:table-column table:style-name="co21" table:default-cell-style-name="ce10"/>
        <table:table-column table:style-name="co22" table:default-cell-style-name="ce11"/>
        <table:table-column table:style-name="co23" table:default-cell-style-name="ce11"/>
        <table:table-column table:style-name="co6" table:default-cell-style-name="ce12"/>
        <table:table-column table:style-name="co24" table:default-cell-style-name="ce12"/>
        <table:table-column table:style-name="co21" table:default-cell-style-name="Default"/>
        <table:table-column table:style-name="co21" table:default-cell-style-name="ce12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10m</text:p>
          </table:table-cell>
          <table:table-cell table:number-columns-repeated="10"/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string" calcext:value-type="string">
            <text:p>20m</text:p>
          </table:table-cell>
          <table:table-cell table:number-columns-repeated="10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30m</text:p>
          </table:table-cell>
          <table:table-cell table:number-columns-repeated="10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string" calcext:value-type="string">
            <text:p>1h</text:p>
          </table:table-cell>
          <table:table-cell table:number-columns-repeated="10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4h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ratio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dips</text:p>
          </table:table-cell>
          <table:table-cell office:value-type="string" calcext:value-type="string">
            <text:p>non-dips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Year</text:p>
          </table:table-cell>
          <table:table-cell office:value-type="string" calcext:value-type="string">
            <text:p>reward_multiplier_combo_buy</text:p>
          </table:table-cell>
          <table:table-cell office:value-type="string" calcext:value-type="string">
            <text:p>layers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 table:style-name="Default" office:value-type="string" calcext:value-type="string">
            <text:p>20m</text:p>
          </table:table-cell>
          <table:table-cell office:value-type="float" office:value="44364" calcext:value-type="float">
            <text:p>44364</text:p>
          </table:table-cell>
          <table:table-cell office:value-type="float" office:value="83796" calcext:value-type="float">
            <text:p>837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delit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0m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114" calcext:value-type="float">
            <text:p>114</text:p>
          </table:table-cell>
          <table:table-cell table:formula="of:=2*([.D14]/([.D14]+[.E14]))*([.D14]/[.$D$11])/(([.D14]/([.D14]+[.E14])) + ([.D14]/[.$D$11]))" office:value-type="float" office:value="0.00394919894089665" calcext:value-type="float">
            <text:p>0.004</text:p>
          </table:table-cell>
          <table:table-cell table:formula="of:=[.D14]/([.E14]+1)" office:value-type="float" office:value="0.765217391304348" calcext:value-type="float">
            <text:p>0.765</text:p>
          </table:table-cell>
          <table:table-cell/>
          <table:table-cell table:style-name="ce13" table:formula="of:=[.F14]*[.G14]*[.G14]" office:value-type="float" office:value="0.00231248367472995" calcext:value-type="float">
            <text:p>0.002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0m", "1h", "1d"]</text:p>
          </table:table-cell>
        </table:table-row>
        <table:table-row table:style-name="ro1">
          <table:table-cell table:number-columns-repeated="3"/>
          <table:table-cell office:value-type="float" office:value="11954" calcext:value-type="float">
            <text:p>11954</text:p>
          </table:table-cell>
          <table:table-cell office:value-type="float" office:value="16013" calcext:value-type="float">
            <text:p>16013</text:p>
          </table:table-cell>
          <table:table-cell table:formula="of:=2*([.D15]/([.D15]+[.E15]))*([.D15]/[.$D$11])/(([.D15]/([.D15]+[.E15])) + ([.D15]/[.$D$11]))" office:value-type="float" office:value="0.330536008073993" calcext:value-type="float">
            <text:p>0.331</text:p>
          </table:table-cell>
          <table:table-cell table:formula="of:=[.D15]/([.E15]+1)" office:value-type="float" office:value="0.7464718371425" calcext:value-type="float">
            <text:p>0.746</text:p>
          </table:table-cell>
          <table:table-cell/>
          <table:table-cell table:style-name="ce13" table:formula="of:=[.F15]*[.G15]*[.G15]" office:value-type="float" office:value="0.184181341731624" calcext:value-type="float">
            <text:p>0.184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"10m", "1h", "1d"]</text:p>
          </table:table-cell>
        </table:table-row>
        <table:table-row table:style-name="ro1"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55" calcext:value-type="float">
            <text:p>55</text:p>
          </table:table-cell>
          <table:table-cell table:formula="of:=2*([.D16]/([.D16]+[.E16]))*([.D16]/[.$D$11])/(([.D16]/([.D16]+[.E16])) + ([.D16]/[.$D$11]))" office:value-type="float" office:value="0.00547809883029119" calcext:value-type="float">
            <text:p>0.005</text:p>
          </table:table-cell>
          <table:table-cell table:formula="of:=[.D16]/([.E16]+1)" office:value-type="float" office:value="2.17857142857143" calcext:value-type="float">
            <text:p>2.179</text:p>
          </table:table-cell>
          <table:table-cell/>
          <table:table-cell table:style-name="ce13" table:formula="of:=[.F16]*[.G16]*[.G16]" office:value-type="float" office:value="0.0260000073310121" calcext:value-type="float">
            <text:p>0.026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0m", "1h", "1d"]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float" office:value="23516" calcext:value-type="float">
            <text:p>23516</text:p>
          </table:table-cell>
          <table:table-cell office:value-type="float" office:value="32431" calcext:value-type="float">
            <text:p>32431</text:p>
          </table:table-cell>
          <table:table-cell table:formula="of:=2*([.D17]/([.D17]+[.E17]))*([.D17]/[.$D$11])/(([.D17]/([.D17]+[.E17])) + ([.D17]/[.$D$11]))" office:value-type="float" office:value="0.4688618396786" calcext:value-type="float">
            <text:p>0.469</text:p>
          </table:table-cell>
          <table:table-cell table:formula="of:=[.D17]/([.E17]+1)" office:value-type="float" office:value="0.72508633448446" calcext:value-type="float">
            <text:p>0.725</text:p>
          </table:table-cell>
          <table:table-cell/>
          <table:table-cell table:style-name="ce13" table:formula="of:=[.F17]*[.G17]*[.G17]" office:value-type="float" office:value="0.246504202446349" calcext:value-type="float">
            <text:p>0.247</text:p>
          </table:table-cell>
          <table:table-cell office:value-type="float" office:value="2021" calcext:value-type="float">
            <text:p>20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"10m", "1h", "1d"]</text:p>
          </table:table-cell>
        </table:table-row>
        <table:table-row table:style-name="ro1">
          <table:table-cell table:number-columns-repeated="3"/>
          <table:table-cell office:value-type="float" office:value="19740" calcext:value-type="float">
            <text:p>19740</text:p>
          </table:table-cell>
          <table:table-cell office:value-type="float" office:value="26765" calcext:value-type="float">
            <text:p>26765</text:p>
          </table:table-cell>
          <table:table-cell table:formula="of:=2*([.D18]/([.D18]+[.E18]))*([.D18]/[.$D$11])/(([.D18]/([.D18]+[.E18])) + ([.D18]/[.$D$11]))" office:value-type="float" office:value="0.434471601976472" calcext:value-type="float">
            <text:p>0.434</text:p>
          </table:table-cell>
          <table:table-cell table:formula="of:=[.D18]/([.E18]+1)" office:value-type="float" office:value="0.737502802062318" calcext:value-type="float">
            <text:p>0.738</text:p>
          </table:table-cell>
          <table:table-cell/>
          <table:table-cell table:style-name="ce13" table:formula="of:=[.F18]*[.G18]*[.G18]" office:value-type="float" office:value="0.23631361545527" calcext:value-type="float">
            <text:p>0.236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0m", "1h", "1d"]</text:p>
          </table:table-cell>
        </table:table-row>
        <table:table-row table:style-name="ro1">
          <table:table-cell table:number-columns-repeated="3"/>
          <table:table-cell office:value-type="float" office:value="272" calcext:value-type="float">
            <text:p>272</text:p>
          </table:table-cell>
          <table:table-cell office:value-type="float" office:value="330" calcext:value-type="float">
            <text:p>330</text:p>
          </table:table-cell>
          <table:table-cell table:formula="of:=2*([.D19]/([.D19]+[.E19]))*([.D19]/[.$D$11])/(([.D19]/([.D19]+[.E19])) + ([.D19]/[.$D$11]))" office:value-type="float" office:value="0.0120980296223814" calcext:value-type="float">
            <text:p>0.012</text:p>
          </table:table-cell>
          <table:table-cell table:formula="of:=[.D19]/([.E19]+1)" office:value-type="float" office:value="0.821752265861027" calcext:value-type="float">
            <text:p>0.822</text:p>
          </table:table-cell>
          <table:table-cell/>
          <table:table-cell table:style-name="ce13" table:formula="of:=[.F19]*[.G19]*[.G19]" office:value-type="float" office:value="0.00816951856575116" calcext:value-type="float">
            <text:p>0.008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0m", "1h", "1d"]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table:formula="of:=2*([.D20]/([.D20]+[.E20]))*([.D20]/[.$D$11])/(([.D20]/([.D20]+[.E20])) + ([.D20]/[.$D$11]))" office:value-type="float" office:value="0.00207095263821358" calcext:value-type="float">
            <text:p>0.002</text:p>
          </table:table-cell>
          <table:table-cell table:formula="of:=[.D20]/([.E20]+1)" office:value-type="float" office:value="3.06666666666667" calcext:value-type="float">
            <text:p>3.067</text:p>
          </table:table-cell>
          <table:table-cell/>
          <table:table-cell table:style-name="ce13" table:formula="of:=[.F20]*[.G20]*[.G20]" office:value-type="float" office:value="0.0194761590331553" calcext:value-type="float">
            <text:p>0.019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0m", "1h", "1d"]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5m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3522" calcext:value-type="float">
            <text:p>3522</text:p>
          </table:table-cell>
          <table:table-cell office:value-type="float" office:value="3645" calcext:value-type="float">
            <text:p>3645</text:p>
          </table:table-cell>
          <table:table-cell table:formula="of:=2*([.D23]/([.D23]+[.E23]))*([.D23]/[.$D$11])/(([.D23]/([.D23]+[.E23])) + ([.D23]/[.$D$11]))" office:value-type="float" office:value="0.136694416952902" calcext:value-type="float">
            <text:p>0.137</text:p>
          </table:table-cell>
          <table:table-cell table:formula="of:=[.D23]/([.E23]+1)" office:value-type="float" office:value="0.965990126165661" calcext:value-type="float">
            <text:p>0.966</text:p>
          </table:table-cell>
          <table:table-cell/>
          <table:table-cell table:style-name="ce13" table:formula="of:=[.F23]*[.G23]*[.G23]" office:value-type="float" office:value="0.127554607742839" calcext:value-type="float">
            <text:p>0.128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"5m", "1h", "1d"]</text:p>
          </table:table-cell>
        </table:table-row>
        <table:table-row table:style-name="ro1">
          <table:table-cell table:number-columns-repeated="3"/>
          <table:table-cell office:value-type="float" office:value="19172" calcext:value-type="float">
            <text:p>19172</text:p>
          </table:table-cell>
          <table:table-cell office:value-type="float" office:value="23649" calcext:value-type="float">
            <text:p>23649</text:p>
          </table:table-cell>
          <table:table-cell table:formula="of:=2*([.D24]/([.D24]+[.E24]))*([.D24]/[.$D$11])/(([.D24]/([.D24]+[.E24])) + ([.D24]/[.$D$11]))" office:value-type="float" office:value="0.439800424384929" calcext:value-type="float">
            <text:p>0.440</text:p>
          </table:table-cell>
          <table:table-cell table:formula="of:=[.D24]/([.E24]+1)" office:value-type="float" office:value="0.810655391120507" calcext:value-type="float">
            <text:p>0.811</text:p>
          </table:table-cell>
          <table:table-cell/>
          <table:table-cell table:style-name="ce13" table:formula="of:=[.F24]*[.G24]*[.G24]" office:value-type="float" office:value="0.289020198244294" calcext:value-type="float">
            <text:p>0.289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m", "15m", "1h", "1d"]</text:p>
          </table:table-cell>
        </table:table-row>
        <table:table-row table:style-name="ro1">
          <table:table-cell table:number-columns-repeated="3"/>
          <table:table-cell office:value-type="float" office:value="14090" calcext:value-type="float">
            <text:p>14090</text:p>
          </table:table-cell>
          <table:table-cell office:value-type="float" office:value="17006" calcext:value-type="float">
            <text:p>17006</text:p>
          </table:table-cell>
          <table:table-cell table:formula="of:=2*([.D25]/([.D25]+[.E25]))*([.D25]/[.$D$11])/(([.D25]/([.D25]+[.E25])) + ([.D25]/[.$D$11]))" office:value-type="float" office:value="0.373442883646965" calcext:value-type="float">
            <text:p>0.373</text:p>
          </table:table-cell>
          <table:table-cell table:formula="of:=[.D25]/([.E25]+1)" office:value-type="float" office:value="0.828482389604281" calcext:value-type="float">
            <text:p>0.828</text:p>
          </table:table-cell>
          <table:table-cell/>
          <table:table-cell table:style-name="ce13" table:formula="of:=[.F25]*[.G25]*[.G25]" office:value-type="float" office:value="0.256324872904094" calcext:value-type="float">
            <text:p>0.256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"5m", "15m", "1h", "4h", "1d"]</text:p>
          </table:table-cell>
        </table:table-row>
        <table:table-row table:style-name="ro1">
          <table:table-cell table:number-columns-repeated="3"/>
          <table:table-cell office:value-type="float" office:value="23073" calcext:value-type="float">
            <text:p>23073</text:p>
          </table:table-cell>
          <table:table-cell office:value-type="float" office:value="32315" calcext:value-type="float">
            <text:p>32315</text:p>
          </table:table-cell>
          <table:table-cell table:formula="of:=2*([.D26]/([.D26]+[.E26]))*([.D26]/[.$D$11])/(([.D26]/([.D26]+[.E26])) + ([.D26]/[.$D$11]))" office:value-type="float" office:value="0.462607266019729" calcext:value-type="float">
            <text:p>0.463</text:p>
          </table:table-cell>
          <table:table-cell table:formula="of:=[.D26]/([.E26]+1)" office:value-type="float" office:value="0.71398069067954" calcext:value-type="float">
            <text:p>0.714</text:p>
          </table:table-cell>
          <table:table-cell/>
          <table:table-cell table:style-name="ce13" table:formula="of:=[.F26]*[.G26]*[.G26]" office:value-type="float" office:value="0.235822578161857" calcext:value-type="float">
            <text:p>0.236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m", "15m", "1h", "4h", "1d"]</text:p>
          </table:table-cell>
        </table:table-row>
        <table:table-row table:style-name="ro1">
          <table:table-cell table:number-columns-repeated="3"/>
          <table:table-cell office:value-type="float" office:value="15332" calcext:value-type="float">
            <text:p>15332</text:p>
          </table:table-cell>
          <table:table-cell office:value-type="float" office:value="19635" calcext:value-type="float">
            <text:p>19635</text:p>
          </table:table-cell>
          <table:table-cell table:formula="of:=2*([.D27]/([.D27]+[.E27]))*([.D27]/[.$D$11])/(([.D27]/([.D27]+[.E27])) + ([.D27]/[.$D$11]))" office:value-type="float" office:value="0.386532377002685" calcext:value-type="float">
            <text:p>0.387</text:p>
          </table:table-cell>
          <table:table-cell table:formula="of:=[.D27]/([.E27]+1)" office:value-type="float" office:value="0.780810755754736" calcext:value-type="float">
            <text:p>0.781</text:p>
          </table:table-cell>
          <table:table-cell/>
          <table:table-cell table:style-name="ce13" table:formula="of:=[.F27]*[.G27]*[.G27]" office:value-type="float" office:value="0.2356554302703" calcext:value-type="float">
            <text:p>0.236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m", "1h", "1d"]</text:p>
          </table:table-cell>
        </table:table-row>
        <table:table-row table:style-name="ro1">
          <table:table-cell table:number-columns-repeated="3"/>
          <table:table-cell office:value-type="float" office:value="5094" calcext:value-type="float">
            <text:p>5094</text:p>
          </table:table-cell>
          <table:table-cell office:value-type="float" office:value="5121" calcext:value-type="float">
            <text:p>5121</text:p>
          </table:table-cell>
          <table:table-cell table:formula="of:=2*([.D28]/([.D28]+[.E28]))*([.D28]/[.$D$11])/(([.D28]/([.D28]+[.E28])) + ([.D28]/[.$D$11]))" office:value-type="float" office:value="0.186665200901446" calcext:value-type="float">
            <text:p>0.187</text:p>
          </table:table-cell>
          <table:table-cell table:formula="of:=[.D28]/([.E28]+1)" office:value-type="float" office:value="0.99453338539633" calcext:value-type="float">
            <text:p>0.995</text:p>
          </table:table-cell>
          <table:table-cell/>
          <table:table-cell table:style-name="ce13" table:formula="of:=[.F28]*[.G28]*[.G28]" office:value-type="float" office:value="0.184629925754528" calcext:value-type="float">
            <text:p>0.185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m", "1h", "1d"]</text:p>
          </table:table-cell>
        </table:table-row>
        <table:table-row table:style-name="ro1">
          <table:table-cell table:number-columns-repeated="3"/>
          <table:table-cell office:value-type="float" office:value="2117" calcext:value-type="float">
            <text:p>2117</text:p>
          </table:table-cell>
          <table:table-cell office:value-type="float" office:value="2239" calcext:value-type="float">
            <text:p>2239</text:p>
          </table:table-cell>
          <table:table-cell table:formula="of:=2*([.D29]/([.D29]+[.E29]))*([.D29]/[.$D$11])/(([.D29]/([.D29]+[.E29])) + ([.D29]/[.$D$11]))" office:value-type="float" office:value="0.0869047619047619" calcext:value-type="float">
            <text:p>0.087</text:p>
          </table:table-cell>
          <table:table-cell table:formula="of:=[.D29]/([.E29]+1)" office:value-type="float" office:value="0.945089285714286" calcext:value-type="float">
            <text:p>0.945</text:p>
          </table:table-cell>
          <table:table-cell/>
          <table:table-cell table:style-name="ce13" table:formula="of:=[.F29]*[.G29]*[.G29]" office:value-type="float" office:value="0.0776227908713709" calcext:value-type="float">
            <text:p>0.078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m", "15m", "1h", "4h", "1d"]</text:p>
          </table:table-cell>
        </table:table-row>
        <table:table-row table:style-name="ro1">
          <table:table-cell table:number-columns-repeated="3"/>
          <table:table-cell office:value-type="float" office:value="8181" calcext:value-type="float">
            <text:p>8181</text:p>
          </table:table-cell>
          <table:table-cell office:value-type="float" office:value="11705" calcext:value-type="float">
            <text:p>11705</text:p>
          </table:table-cell>
          <table:table-cell table:formula="of:=2*([.D30]/([.D30]+[.E30]))*([.D30]/[.$D$11])/(([.D30]/([.D30]+[.E30])) + ([.D30]/[.$D$11]))" office:value-type="float" office:value="0.254661478599222" calcext:value-type="float">
            <text:p>0.255</text:p>
          </table:table-cell>
          <table:table-cell table:formula="of:=[.D30]/([.E30]+1)" office:value-type="float" office:value="0.698872373141979" calcext:value-type="float">
            <text:p>0.699</text:p>
          </table:table-cell>
          <table:table-cell/>
          <table:table-cell table:style-name="ce13" table:formula="of:=[.F30]*[.G30]*[.G30]" office:value-type="float" office:value="0.124382419954308" calcext:value-type="float">
            <text:p>0.12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m", "1h", "1d"]</text:p>
          </table:table-cell>
        </table:table-row>
        <table:table-row table:style-name="ro1" table:number-rows-repeated="104854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font-size="10pt" fo:language="en" fo:country="none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one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5" number:min-decimal-places="5" number:min-integer-digits="1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9">00/00/0000</text:date>, <text:time style:data-style-name="N2" text:time-value="13:46:49.80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19T13:47:10.337000000</dc:date>
    <meta:generator>LibreOffice/24.8.4.2$Windows_X86_64 LibreOffice_project/bb3cfa12c7b1bf994ecc5649a80400d06cd71002</meta:generator>
    <meta:editing-duration>PT12M22S</meta:editing-duration>
    <meta:editing-cycles>3</meta:editing-cycles>
    <meta:document-statistic meta:table-count="3" meta:cell-count="389" meta:object-count="0"/>
  </office:meta>
</office:document-meta>
</file>